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tyle="normal" style:text-underline-style="none" style:font-style-asian="normal" style:font-style-complex="normal"/>
    </style:style>
    <style:style style:name="ce1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tyle="normal" style:font-style-asian="normal" style:font-style-complex="normal"/>
    </style:style>
    <style:style style:name="ce1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style:use-window-font-color="true" style:font-name="Arial"/>
    </style:style>
    <style:style style:name="ce16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7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  <style:style style:name="T6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1" table:default-cell-style-name="ce11"/>
        <table:table-column table:style-name="co3" table:number-columns-repeated="2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 table:number-columns-repeated="2"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Physics on the River up on Google play.</text:p>
          </table:table-cell>
          <table:table-cell table:style-name="ce6" office:value-type="string">
            <text:p>Reimplement lion strike card.</text:p>
          </table:table-cell>
          <table:table-cell table:style-name="ce6" office:value-type="string">
            <text:p>Fix Night Sky texture offset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Paka Project store. </text:p>
          </table:table-cell>
          <table:table-cell table:style-name="ce17" office:value-type="string">
            <text:p>Have a setting to watch tutorial again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/>
          <table:table-cell table:style-name="ce10" office:value-type="string">
            <text:p>Sultans of Swag.</text:p>
          </table:table-cell>
          <table:table-cell table:style-name="ce6" office:value-type="string">
            <text:p>Randomized time of day scenes for each level.</text:p>
          </table:table-cell>
          <table:table-cell table:style-name="ce6" office:value-type="string">
            <text:p>Remove Southern Africa Morning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SSL on all websites with shopping carts.</text:p>
          </table:table-cell>
          <table:table-cell table:style-name="ce17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/>
          <table:table-cell table:style-name="ce10" office:value-type="string">
            <text:p>Start screen window popup for continue or restart. <text:s/>Menu manager new menu type.</text:p>
          </table:table-cell>
          <table:table-cell table:style-name="ce10" office:value-type="string">
            <text:p><text:s/>New "Stats Page" replaces info pages and will be accessed during a match. <text:s/>Each region will have their own specific stats page(The difference will be which antelopes show up).</text:p>
          </table:table-cell>
          <table:table-cell table:style-name="ce6" office:value-type="string">
            <text:p>New video with West or Central Africa with water for website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7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5"/>
          <table:table-cell table:style-name="ce10" office:value-type="string">
            <text:p>Visual novel for directions.</text:p>
          </table:table-cell>
          <table:table-cell table:style-name="ce10" office:value-type="string">
            <text:p>New values are now needed for each antelope: Kingdom, Phylum, Class, Order, Family, Genus, Species</text:p>
          </table:table-cell>
          <table:table-cell table:style-name="ce6" office:value-type="string">
            <text:p>Various images for website.</text:p>
          </table:table-cell>
          <table:table-cell table:style-name="ce10" office:value-type="string">
            <text:p>Extra grass texture for different times of day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7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<text:span text:style-name="T6">New conservation status options for each antelope card def: Extinct, Extinct in the Wild, Data Deficient, Not Evaluated</text:span></text:p>
            <text:p><text:span text:style-name="T6"/></text:p>
          </table:table-cell>
          <table:table-cell table:style-name="ce10" office:value-type="string">
            <text:p>Make all levels mornings look less orange with whiter clouds and darker trees or rocks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7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Mute hyena by default</text:p>
          </table:table-cell>
          <table:table-cell table:style-name="ce10" office:value-type="string">
            <text:p>Slide effect for antelope cards across info "Stats" pages(Each region with its own set of antelopes)</text:p>
          </table:table-cell>
          <table:table-cell table:style-name="ce10" office:value-type="string">
            <text:p>Sector icon designchanges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Include an area for users to type in their email.</text:p>
          </table:table-cell>
          <table:table-cell table:style-name="ce17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0" office:value-type="string">
            <text:p>Have a button below the score, during match (StatsIcon sprite). <text:s/>This button keeps track of the most recently matched antelopes. <text:s/>If clicked, brings player to corisponding info "Stats"page.</text:p>
          </table:table-cell>
          <table:table-cell table:style-name="ce10" office:value-type="string">
            <text:p>Binocular design changes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7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0" office:value-type="string">
            <text:p>Keep the feet of the male and female antelopes in the stats page aligned.</text:p>
          </table:table-cell>
          <table:table-cell table:style-name="ce10" office:value-type="string">
            <text:p>Add Particle birds for Southern region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7" office:value-type="string">
            <text:p>Have Masaai jump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10" office:value-type="string">
            <text:p>Ask player at start of game if they want to play in baby demo mode. <text:s/>If Baby Demo mode is on, no level buttons show up when clicking regions, they simply always go to baby difficulty levels.</text:p>
          </table:table-cell>
          <table:table-cell table:style-name="ce10" office:value-type="string">
            <text:p>Mate Match Icon Concepts.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7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2" office:value-type="string">
            <text:p>Level region unlocking one at a time. <text:s/>Locked regions are grey. <text:s/>For locked textures, there are textures in \Assets\Resources\UI\Menu\ with this naming convention:"_Locked.tga"</text:p>
          </table:table-cell>
          <table:table-cell table:style-name="ce10" office:value-type="string">
            <text:p>Add all antelope species details to each antelope card def based on animals.xls file from Karen.</text:p>
          </table:table-cell>
          <table:table-cell table:style-name="Default"/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Make it so completed regions and levels are not selectable. For completed regions, swap in a new map texture, "T_Africa_MapRegions_Complete.tga" in the map folder.</text:p>
          </table:table-cell>
          <table:table-cell table:style-name="ce4" office:value-type="string">
            <text:p>Special effect for player getting 3 or more matches.</text:p>
          </table:table-cell>
          <table:table-cell table:style-name="Default"/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After completing region, mate match enabled(Design of this feature is still in progress).</text:p>
          </table:table-cell>
          <table:table-cell table:style-name="ce4" office:value-type="string">
            <text:p>Polish directions layout.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Have antelopes run direction away from the lioness cards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4" office:value-type="string">
            <text:p>Optimize assets more.</text:p>
          </table:table-cell>
          <table:table-cell table:style-name="Default" table:number-columns-repeated="2"/>
          <table:table-cell table:style-name="ce17" office:value-type="string">
            <text:p>Bug where antelope runs from back of card, difficult to reproduce...(While lioness is out in either medium or hard)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3" office:value-type="string">
            <text:p>New Level button layout.(Design of this feature is still in progress)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7" office:value-type="string">
            <text:p>Fix brightness of return icon at night. <text:s/>Tried doing it in Unity, but tint affects all times of day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4" office:value-type="string">
            <text:p>Set the default volume to be based on testers feedback. </text:p>
          </table:table-cell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17" office:value-type="string">
            <text:p>Sometimes the info page stops speaking the names of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17" office:value-type="string">
            <text:p>New antelope texture for Okapi antelop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5" office:value-type="string">
            <text:p>Artist request for an option to choose folder where screenshots are saved to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5" office:value-type="string">
            <text:p><text:s/>Settings menu option to choose a specific time of day to always see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5" office:value-type="string">
            <text:p>Add antelope tail swing sideways animation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6" office:value-type="string">
            <text:p>Set up Github for a home and school version of Antelope Up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7" office:value-type="string">
            <text:p>Text "Click a region to begin" for pc build and <text:s/>"Tap a region to begin" for mobile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6" office:value-type="string">
            <text:p>Have a setting to turn on color blind mode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7" office:value-type="string">
            <text:p>Reading Comprehension test for the end of a round some text comes up that student has to read and answer the question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Default" table:number-columns-repeated="3"/>
          <table:table-cell table:style-name="ce17" office:value-type="string">
            <text:p>MineSweeper Slash card and animation for lion card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28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06/13/2019</text:date>, <text:time>16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7H37M19S</meta:editing-duration>
    <meta:editing-cycles>228</meta:editing-cycles>
    <meta:generator>OpenOffice/4.1.6$Win32 OpenOffice.org_project/416m1$Build-9790</meta:generator>
    <dc:date>2019-06-13T16:57:41.08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